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03cm"/>
    </style:style>
    <style:style style:name="co2" style:family="table-column">
      <style:table-column-properties fo:break-before="auto" style:column-width="18.794cm"/>
    </style:style>
    <style:style style:name="co3" style:family="table-column">
      <style:table-column-properties fo:break-before="auto" style:column-width="4.26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5.252cm"/>
    </style:style>
    <style:style style:name="co6" style:family="table-column">
      <style:table-column-properties fo:break-before="auto" style:column-width="5.46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oM LOR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or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Price</text:p>
          </table:table-cell>
        </table:table-row>
        <table:table-row table:style-name="ro2">
          <table:table-cell office:value-type="string" calcext:value-type="string">
            <text:p>SX1280</text:p>
          </table:table-cell>
          <table:table-cell office:value-type="string" calcext:value-type="string">
            <text:p>CI RF Somente TxRx 802.15.4 LoRa™ 2,4GHz 24-WFQFN pad exposto</text:p>
          </table:table-cell>
          <table:table-cell office:value-type="string" calcext:value-type="string">
            <text:p>SX1280IMLTRT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Filter 2.4GHz</text:p>
          </table:table-cell>
          <table:table-cell office:value-type="string" calcext:value-type="string">
            <text:p>2,4GHz a 2,5GHz Frequência Filtro de RF (frequência de rádio) 100MHz Largura de banda 0,75dB 0402 (métrico 1005), invólucro de 4 pads</text:p>
          </table:table-cell>
          <table:table-cell office:value-type="string" calcext:value-type="string">
            <text:p>2450FM07D0034001T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string" calcext:value-type="string">
            <text:p>RF Switch</text:p>
          </table:table-cell>
          <table:table-cell office:value-type="string" calcext:value-type="string">
            <text:p>CI de comutador de RF 802.11b/g/n/ac SPDT 3 GHz 50Ohm 6-Minimold</text:p>
          </table:table-cell>
          <table:table-cell office:value-type="string" calcext:value-type="string">
            <text:p>CG2214M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0</text:p>
          </table:table-cell>
          <table:table-cell office:value-type="string" calcext:value-type="string">
            <text:p>0.8 pF ±0,1pF 50V Capacitor de cerâmica C0G, NP0 0402 (métrico 1005)</text:p>
          </table:table-cell>
          <table:table-cell office:value-type="string" calcext:value-type="string">
            <text:p>GRM1555C1HR80BA01D</text:p>
          </table:table-cell>
          <table:table-cell office:value-type="string" calcext:value-type="string">
            <text:p>0.25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.2 pF ±0,1pF 50V Capacitor de cerâmica C0G, NP0 0402 (métrico 1005)</text:p>
          </table:table-cell>
          <table:table-cell office:value-type="string" calcext:value-type="string">
            <text:p>GRM1555C1H1R2BA01D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1.2 pF ±0,1pF 50V Capacitor de cerâmica C0G, NP0 0402 (métrico 1005)</text:p>
          </table:table-cell>
          <table:table-cell office:value-type="string" calcext:value-type="string">
            <text:p>GRM1555C1H1R2BA01D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100 pF ±5% 50V Capacitor de cerâmica C0G, NP0 0402 (métrico 1005)</text:p>
          </table:table-cell>
          <table:table-cell office:value-type="string" calcext:value-type="string">
            <text:p>GRM1555C1H101JA01D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0.5 pF ±0,05pF 50V Capacitor de cerâmica C0G, NP0 0402 (métrico 1005)</text:p>
          </table:table-cell>
          <table:table-cell office:value-type="string" calcext:value-type="string">
            <text:p>GRM1555C1HR50WA01D</text:p>
          </table:table-cell>
          <table:table-cell office:value-type="string" calcext:value-type="string">
            <text:p>0.25</text:p>
          </table:table-cell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3 nH Sem blindagem Núcleo de tambor, enrolado Indutor 1.35 A Máx. 63mOhm 0402 (métrico 1005)</text:p>
          </table:table-cell>
          <table:table-cell office:value-type="string" calcext:value-type="string">
            <text:p>LQW15AN3N0B80D</text:p>
          </table:table-cell>
          <table:table-cell office:value-type="string" calcext:value-type="string">
            <text:p>0.25</text:p>
          </table:table-cell>
        </table:table-row>
        <table:table-row table:style-name="ro2">
          <table:table-cell office:value-type="string" calcext:value-type="string">
            <text:p>L2</text:p>
          </table:table-cell>
          <table:table-cell office:value-type="string" calcext:value-type="string">
            <text:p>2.5 nH Sem blindagem Núcleo de tambor, enrolado Indutor 850 mA Máx. 50mOhm 0402 (métrico 1005)</text:p>
          </table:table-cell>
          <table:table-cell office:value-type="string" calcext:value-type="string">
            <text:p>LQW15AN2N5C00D</text:p>
          </table:table-cell>
          <table:table-cell office:value-type="string" calcext:value-type="string">
            <text:p>0.25</text:p>
          </table:table-cell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52 MHz Cristal 8pF 50 Ohms 4-SMD, sem condutores</text:p>
          </table:table-cell>
          <table:table-cell office:value-type="string" calcext:value-type="string">
            <text:p>CS06016-52M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versor</text:p>
          </table:table-cell>
          <table:table-cell office:value-type="string" calcext:value-type="string">
            <text:p>Inversor IC 1 Canal 6-MicroPak2™</text:p>
          </table:table-cell>
          <table:table-cell office:value-type="string" calcext:value-type="string">
            <text:p>NC7SZ04FHX</text:p>
          </table:table-cell>
          <table:table-cell office:value-type="string" calcext:value-type="string">
            <text:p>0.5</text:p>
          </table:table-cell>
        </table:table-row>
        <table:table-row table:style-name="ro2" table:number-rows-repeated="4">
          <table:table-cell table:number-columns-repeated="4"/>
        </table:table-row>
        <table:table-row table:style-name="ro2">
          <table:table-cell office:value-type="string" calcext:value-type="string">
            <text:p>LR1121</text:p>
          </table:table-cell>
          <table:table-cell office:value-type="string" calcext:value-type="string">
            <text:p>ISM geral &lt; 1GHz LoRa™ Módulo transceptor 860MHz a 930MHz, 860MHz a 2,1GHz, 860MHz a 2,4GHz Antena não incluída Montagem em superfície</text:p>
          </table:table-cell>
          <table:table-cell office:value-type="string" calcext:value-type="string">
            <text:p>LBAA0XV2GT-001</text:p>
          </table:table-cell>
          <table:table-cell office:value-type="float" office:value="15" calcext:value-type="float">
            <text:p>15</text:p>
          </table:table-cell>
        </table:table-row>
        <table:table-row table:style-name="ro2" table:number-rows-repeated="6">
          <table:table-cell table:number-columns-repeated="4"/>
        </table:table-row>
        <table:table-row table:style-name="ro2">
          <table:table-cell office:value-type="string" calcext:value-type="string">
            <text:p>STM32L5</text:p>
          </table:table-cell>
          <table:table-cell office:value-type="string" calcext:value-type="string">
            <text:p>ARM® Cortex®-M33 STM32L5 CI microcontrolador 32 bits 110MHz 512KB (512K x 8) FLASH 48-UFQFPN8 (7x7)</text:p>
          </table:table-cell>
          <table:table-cell office:value-type="string" calcext:value-type="string">
            <text:p>STM32L552CEU6</text:p>
          </table:table-cell>
          <table:table-cell office:value-type="string" calcext:value-type="string">
            <text:p>8.5</text:p>
          </table:table-cell>
        </table:table-row>
        <table:table-row table:style-name="ro2">
          <table:table-cell office:value-type="string" calcext:value-type="string">
            <text:p>DS90CF38xx</text:p>
          </table:table-cell>
          <table:table-cell office:value-type="string" calcext:value-type="string">
            <text:p>2000-08-01 Controlador FPD-Link, LVDS 100-TQFP (14x14)</text:p>
          </table:table-cell>
          <table:table-cell office:value-type="string" calcext:value-type="string">
            <text:p>DS90C387AVJD/NOPB-ND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Flash memory 4Gbit</text:p>
          </table:table-cell>
          <table:table-cell office:value-type="string" calcext:value-type="string">
            <text:p>FLASH - NAND (SLC) CI de memória 4Gbit SPI 8-UPDFN (8x6) (MLP8)</text:p>
          </table:table-cell>
          <table:table-cell office:value-type="string" calcext:value-type="string">
            <text:p>MT29F4G01ABAFDWB-IT:F TR</text:p>
          </table:table-cell>
          <table:table-cell office:value-type="float" office:value="4" calcext:value-type="float">
            <text:p>4</text:p>
          </table:table-cell>
        </table:table-row>
      </table:table>
      <table:table table:name="IMXM8" table:style-name="ta1"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Descriptor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Price</text:p>
          </table:table-cell>
        </table:table-row>
        <table:table-row table:style-name="ro2">
          <table:table-cell office:value-type="string" calcext:value-type="string">
            <text:p>4700 pF ±10% 50V Capacitor de cerâmica X7R 0805 (métrico 2012)</text:p>
          </table:table-cell>
          <table:table-cell office:value-type="string" calcext:value-type="string">
            <text:p>08055C472K4T4A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4.7 µF ±10% 10V Capacitor de cerâmica X5R 0603 (métrico 1608)</text:p>
          </table:table-cell>
          <table:table-cell office:value-type="string" calcext:value-type="string">
            <text:p>CL10A475KP8NNNC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2.2 µF ±20% 6,3V Capacitor de cerâmica X5R 0402 (métrico 1005)</text:p>
          </table:table-cell>
          <table:table-cell office:value-type="string" calcext:value-type="string">
            <text:p>CL05A225MQ5NNNC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220 pF ±10% 50V Capacitor de cerâmica X7R 0402 (métrico 1005)</text:p>
          </table:table-cell>
          <table:table-cell office:value-type="string" calcext:value-type="string">
            <text:p>KGM05AR71H221KH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100 µF ±20% 10V Capacitor de cerâmica X5R 1210 (métrico 3225)</text:p>
          </table:table-cell>
          <table:table-cell office:value-type="string" calcext:value-type="string">
            <text:p>GRM32ER61A107ME20K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000 pF ±10% 50V Capacitor de cerâmica X7R 0402 (métrico 1005)</text:p>
          </table:table-cell>
          <table:table-cell office:value-type="string" calcext:value-type="string">
            <text:p>C0402C102K5RECTU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1000 pF ±10% 2000V (2kV) Capacitor de cerâmica X7R 1206 (métrico 3216)</text:p>
          </table:table-cell>
          <table:table-cell office:value-type="string" calcext:value-type="string">
            <text:p>C1206C102KGRACTM</text:p>
          </table:table-cell>
          <table:table-cell office:value-type="string" calcext:value-type="string">
            <text:p>0.5</text:p>
          </table:table-cell>
        </table:table-row>
        <table:table-row table:style-name="ro2">
          <table:table-cell office:value-type="string" calcext:value-type="string">
            <text:p>4700 pF ±10% 16V Capacitor de cerâmica X7R 0603 (métrico 1608)</text:p>
          </table:table-cell>
          <table:table-cell office:value-type="string" calcext:value-type="string">
            <text:p>C0603C472K4RECAUTO7411</text:p>
          </table:table-cell>
          <table:table-cell office:value-type="string" calcext:value-type="string">
            <text:p>0.15</text:p>
          </table:table-cell>
        </table:table-row>
        <table:table-row table:style-name="ro2">
          <table:table-cell office:value-type="string" calcext:value-type="string">
            <text:p>100 µF Moldado Capacitores de tântalo 10 V 1411 (Métrico 3528), 1210 1,4Ohm</text:p>
          </table:table-cell>
          <table:table-cell office:value-type="string" calcext:value-type="string">
            <text:p>TAJB107M010RNJ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0 µF ±20% 6,3V Capacitor de cerâmica X5R 0402 (métrico 1005)</text:p>
          </table:table-cell>
          <table:table-cell office:value-type="string" calcext:value-type="string">
            <text:p>CL05A106MQ5NUNC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Capacitor NP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.7 µF ±10% 6,3V Capacitor de cerâmica X5R 0402 (métrico 1005)</text:p>
          </table:table-cell>
          <table:table-cell office:value-type="string" calcext:value-type="string">
            <text:p>CL05A475KQ5NRNC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0.1 µF ±10% 50V Capacitor de cerâmica X7R 0402 (métrico 1005)</text:p>
          </table:table-cell>
          <table:table-cell office:value-type="string" calcext:value-type="string">
            <text:p>KAM05FR71H104KH</text:p>
          </table:table-cell>
          <table:table-cell office:value-type="string" calcext:value-type="string">
            <text:p>0.25</text:p>
          </table:table-cell>
        </table:table-row>
        <table:table-row table:style-name="ro2">
          <table:table-cell office:value-type="string" calcext:value-type="string">
            <text:p>10 µF ±20% 10V Capacitor de cerâmica X5R 0603 (métrico 1608)</text:p>
          </table:table-cell>
          <table:table-cell office:value-type="string" calcext:value-type="string">
            <text:p>LMK107BBJ106MALT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10 µF ±20% 50V Capacitor de cerâmica X5R 1210 (métrico 3225)</text:p>
          </table:table-cell>
          <table:table-cell office:value-type="string" calcext:value-type="string">
            <text:p>UMK325BJ106MM-P</text:p>
          </table:table-cell>
          <table:table-cell office:value-type="string" calcext:value-type="string">
            <text:p>0.75</text:p>
          </table:table-cell>
        </table:table-row>
        <table:table-row table:style-name="ro2">
          <table:table-cell office:value-type="string" calcext:value-type="string">
            <text:p>47 µF ±20% 10V Capacitor de cerâmica X5R 0805 (métrico 2012)</text:p>
          </table:table-cell>
          <table:table-cell office:value-type="string" calcext:value-type="string">
            <text:p>GRM21BR61A476ME15L</text:p>
          </table:table-cell>
          <table:table-cell office:value-type="string" calcext:value-type="string">
            <text:p>0.75</text:p>
          </table:table-cell>
        </table:table-row>
        <table:table-row table:style-name="ro2">
          <table:table-cell office:value-type="string" calcext:value-type="string">
            <text:p>10000 pF ±10% 50V Capacitor de cerâmica X7R 0402 (métrico 1005)</text:p>
          </table:table-cell>
          <table:table-cell office:value-type="string" calcext:value-type="string">
            <text:p>C0402C103K5REC7411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1 µF ±10% 16V Capacitor de cerâmica X5R 0402 (métrico 1005)</text:p>
          </table:table-cell>
          <table:table-cell office:value-type="string" calcext:value-type="string">
            <text:p>EMK105BJ105KV-F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22 µF ±20% 10V Capacitor de cerâmica X5R 0805 (métrico 2012)</text:p>
          </table:table-cell>
          <table:table-cell office:value-type="string" calcext:value-type="string">
            <text:p>CL21A226MPQNNNE</text:p>
          </table:table-cell>
          <table:table-cell office:value-type="string" calcext:value-type="string">
            <text:p>0.25</text:p>
          </table:table-cell>
        </table:table-row>
        <table:table-row table:style-name="ro2">
          <table:table-cell office:value-type="string" calcext:value-type="string">
            <text:p>100 pF ±10% 50V Capacitor de cerâmica X7R 0402 (métrico 1005)</text:p>
          </table:table-cell>
          <table:table-cell office:value-type="string" calcext:value-type="string">
            <text:p>C0402C101K5RACTU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12 pF ±0,5pF 50V Capacitor de cerâmica C0G, NP0 0402 (métrico 1005)</text:p>
          </table:table-cell>
          <table:table-cell office:value-type="string" calcext:value-type="string">
            <text:p>C0402C120D5GACTU</text:p>
          </table:table-cell>
          <table:table-cell office:value-type="string" calcext:value-type="string">
            <text:p>0.5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10 mOhms ±1% 0,5W, 1/2W Resistor de chip 1206 (métrico 3216) Sensível à corrente, resistente à umidade, resistente a pulsos Elemento Metálico</text:p>
          </table:table-cell>
          <table:table-cell office:value-type="string" calcext:value-type="string">
            <text:p>WSK1206R0100FEA18</text:p>
          </table:table-cell>
          <table:table-cell office:value-type="string" calcext:value-type="string">
            <text:p>1.5</text:p>
          </table:table-cell>
        </table:table-row>
        <table:table-row table:style-name="ro2">
          <table:table-cell office:value-type="string" calcext:value-type="string">
            <text:p>0 Ohms Jumper 0,1W, 1/10W Resistor de chip 0402 (métrico 1005) AEC-Q200 automotivo Filme grosso</text:p>
          </table:table-cell>
          <table:table-cell office:value-type="string" calcext:value-type="string">
            <text:p>CRCW04020000Z0ED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10 Ohms ±5% 0,063W, 1/16W Resistor de chip 0402 (métrico 1005) Resistente à umidade Filme grosso</text:p>
          </table:table-cell>
          <table:table-cell office:value-type="string" calcext:value-type="string">
            <text:p>RC0402JR-0710RL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10 mOhms ±1% 0,5W, 1/2W Resistor de chip 1206 (métrico 3216) Sensível à corrente, resistente à umidade, resistente a pulsos Elemento Metálico</text:p>
          </table:table-cell>
          <table:table-cell office:value-type="string" calcext:value-type="string">
            <text:p>WSK1206R0100FEA18</text:p>
          </table:table-cell>
          <table:table-cell office:value-type="string" calcext:value-type="string">
            <text:p>1.5</text:p>
          </table:table-cell>
        </table:table-row>
        <table:table-row table:style-name="ro2">
          <table:table-cell office:value-type="string" calcext:value-type="string">
            <text:p>4.7 kOhms ±5% 0,1W, 1/10W Resistor de chip 0402 (métrico 1005) AEC-Q200 automotivo Filme grosso</text:p>
          </table:table-cell>
          <table:table-cell office:value-type="string" calcext:value-type="string">
            <text:p>ERJ-2GEJ472X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0 Ohms ±1% 0,1W, 1/10W Resistor de chip 0603 (métrico 1608) Antienxofre Filme grosso</text:p>
          </table:table-cell>
          <table:table-cell office:value-type="string" calcext:value-type="string">
            <text:p>TFAS0603WJUMPF-T5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2.2 kOhms ±5% 0,063W, 1/16W Resistor de chip 0402 (métrico 1005) Resistente à umidade Filme grosso</text:p>
          </table:table-cell>
          <table:table-cell office:value-type="string" calcext:value-type="string">
            <text:p>RC0402JR-072K2L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1.8 kOhms ±5% 0,063W, 1/16W Resistor de chip 0402 (métrico 1005) Resistente à umidade Filme grosso</text:p>
          </table:table-cell>
          <table:table-cell office:value-type="string" calcext:value-type="string">
            <text:p>RC0402JR-071K8L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100 Ohms ±5% 0,063W, 1/16W Resistor de chip 0402 (métrico 1005) Resistente à umidade Filme grosso</text:p>
          </table:table-cell>
          <table:table-cell office:value-type="string" calcext:value-type="string">
            <text:p>RC0402JR-07100RL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1 MOhms ±5% 0,063W, 1/16W Resistor de chip 0402 (métrico 1005) AEC-Q200 automotivo, resistente a umidade Filme grosso</text:p>
          </table:table-cell>
          <table:table-cell office:value-type="string" calcext:value-type="string">
            <text:p>CRGCQ0402J1M0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887 kOhms ±1% 0,063W, 1/16W Resistor de chip 0402 (métrico 1005) Resistente à umidade Filme grosso</text:p>
          </table:table-cell>
          <table:table-cell office:value-type="string" calcext:value-type="string">
            <text:p>RC0402FR-07887KL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150 Ohms ±1% 0,063W, 1/16W Resistor de chip 0402 (métrico 1005) Filme grosso</text:p>
          </table:table-cell>
          <table:table-cell office:value-type="string" calcext:value-type="string">
            <text:p>CRCW0402150RFKEDC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10 kOhms ±5% 0,063W, 1/16W Resistor de chip 0402 (métrico 1005) Resistente à umidade Filme grosso</text:p>
          </table:table-cell>
          <table:table-cell office:value-type="string" calcext:value-type="string">
            <text:p>RC0402JR-0710KL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100 kOhms ±5% 0,063W, 1/16W Resistor de chip 0402 (métrico 1005) Resistente à umidade Filme grosso</text:p>
          </table:table-cell>
          <table:table-cell office:value-type="string" calcext:value-type="string">
            <text:p>RC0402JR-07100KL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6.04 kOhms ±1% 0,063W, 1/16W Resistor de chip 0402 (métrico 1005) Resistente à umidade Filme grosso</text:p>
          </table:table-cell>
          <table:table-cell office:value-type="string" calcext:value-type="string">
            <text:p>RC0402FR-076K04L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15 kOhms ±1% 0,063W, 1/16W Resistor de chip 0402 (métrico 1005) AEC-Q200 automotivo Filme grosso</text:p>
          </table:table-cell>
          <table:table-cell office:value-type="string" calcext:value-type="string">
            <text:p>RMCF0402FT15K0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40.2 kOhms ±1% 0,063W, 1/16W Resistor de chip 0402 (métrico 1005) Resistente à umidade Filme grosso</text:p>
          </table:table-cell>
          <table:table-cell office:value-type="string" calcext:value-type="string">
            <text:p>RC0402FR-0740K2L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20 kOhms ±1% 0,063W, 1/16W Resistor de chip 0402 (métrico 1005) Filme grosso</text:p>
          </table:table-cell>
          <table:table-cell office:value-type="string" calcext:value-type="string">
            <text:p>RCG040220K0FKED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1 MOhms ±5% 0,25W, 1/4W Resistor de chip 1206 (métrico 3216) Resistente à umidade Filme grosso</text:p>
          </table:table-cell>
          <table:table-cell office:value-type="string" calcext:value-type="string">
            <text:p>CR1206-JW-105ELF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120 Ohms ±0,5% 0,063W, 1/16W Resistor de chip 0603 (métrico 1608) Filme fino</text:p>
          </table:table-cell>
          <table:table-cell office:value-type="string" calcext:value-type="string">
            <text:p>RR0816P-121-D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1 MOhms ±0,1% 0,063W, 1/16W Resistor de chip 0603 (métrico 1608) Filme fino</text:p>
          </table:table-cell>
          <table:table-cell office:value-type="string" calcext:value-type="string">
            <text:p>CPF0603B1M0E</text:p>
          </table:table-cell>
          <table:table-cell office:value-type="string" calcext:value-type="string">
            <text:p>0.25</text:p>
          </table:table-cell>
        </table:table-row>
        <table:table-row table:style-name="ro2">
          <table:table-cell office:value-type="string" calcext:value-type="string">
            <text:p>22 Ohms ±5% 0,063W, 1/16W Resistor de chip 0402 (métrico 1005) AEC-Q200 automotivo Filme grosso</text:p>
          </table:table-cell>
          <table:table-cell office:value-type="string" calcext:value-type="string">
            <text:p>RMCF0402JT22R0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5.1 kOhms ±1% 0,1W, 1/10W Resistor de chip 0603 (métrico 1608) Resistente à umidade Filme grosso</text:p>
          </table:table-cell>
          <table:table-cell office:value-type="string" calcext:value-type="string">
            <text:p>RC0603FR-075K1L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27 kOhms ±5% 0,063W, 1/16W Resistor de chip 0402 (métrico 1005) Resistente à umidade Filme grosso</text:p>
          </table:table-cell>
          <table:table-cell office:value-type="string" calcext:value-type="string">
            <text:p>RC0402JR-0727KL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22 Ohms ±0,5% 0,063W, 1/16W Resistor de chip 0603 (métrico 1608) Filme fino</text:p>
          </table:table-cell>
          <table:table-cell office:value-type="string" calcext:value-type="string">
            <text:p>RR0816Q-220-D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200 kOhms ±1% 0,063W, 1/16W Resistor de chip 0603 (métrico 1608) Filme fino</text:p>
          </table:table-cell>
          <table:table-cell office:value-type="string" calcext:value-type="string">
            <text:p>CPF0603F200KC1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12 kOhms ±1% 0,063W, 1/16W Resistor de chip 0402 (métrico 1005) Resistente à umidade Filme grosso</text:p>
          </table:table-cell>
          <table:table-cell office:value-type="string" calcext:value-type="string">
            <text:p>RC0402FR-0712KL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1 kOhms ±5% 0,063W, 1/16W Resistor de chip 0402 (métrico 1005) Resistente à umidade Filme grosso</text:p>
          </table:table-cell>
          <table:table-cell office:value-type="string" calcext:value-type="string">
            <text:p>RC0402JR-071KL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100 Ohms ±1% 0,063W, 1/16W Resistor de chip 0603 (métrico 1608) Filme fino</text:p>
          </table:table-cell>
          <table:table-cell office:value-type="string" calcext:value-type="string">
            <text:p>CPF0603F100RC1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510 kOhms ±1% 0,063W, 1/16W Resistor de chip 0402 (métrico 1005) AEC-Q200 automotivo Filme grosso</text:p>
          </table:table-cell>
          <table:table-cell office:value-type="string" calcext:value-type="string">
            <text:p>RMCF0402FT510K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47 kOhms ±1% 0,063W, 1/16W Resistor de chip 0402 (métrico 1005) Resistente à umidade Filme grosso</text:p>
          </table:table-cell>
          <table:table-cell office:value-type="string" calcext:value-type="string">
            <text:p>RC0402FR-0747KL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8.87 kOhms ±1% 0,063W, 1/16W Resistor de chip 0402 (métrico 1005) AEC-Q200 automotivo Filme grosso</text:p>
          </table:table-cell>
          <table:table-cell office:value-type="string" calcext:value-type="string">
            <text:p>RMCF0402FT8K87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56 Ohms ±1% 0,125W, 1/8W Resistor de chip 0603 (métrico 1608) AEC-Q200 automotivo Filme grosso</text:p>
          </table:table-cell>
          <table:table-cell office:value-type="string" calcext:value-type="string">
            <text:p>RK73H1JTTD56R0F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330 kOhms ±1% 0,063W, 1/16W Resistor de chip 0402 (métrico 1005) AEC-Q200 automotivo, resistente a umidade Filme grosso</text:p>
          </table:table-cell>
          <table:table-cell office:value-type="string" calcext:value-type="string">
            <text:p>CRGCQ0402F330K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300 kOhms ±1% 0,063W, 1/16W Resistor de chip 0402 (métrico 1005) Resistente à umidade Filme grosso</text:p>
          </table:table-cell>
          <table:table-cell office:value-type="string" calcext:value-type="string">
            <text:p>RC0402FR-07300KL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150 kOhms ±1% 0,063W, 1/16W Resistor de chip 0402 (métrico 1005) AEC-Q200 automotivo Filme grosso</text:p>
          </table:table-cell>
          <table:table-cell office:value-type="string" calcext:value-type="string">
            <text:p>RMCF0402FT150K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22 Ohms ±0,5% 0,063W, 1/16W Resistor de chip 0603 (métrico 1608) Filme fino</text:p>
          </table:table-cell>
          <table:table-cell office:value-type="string" calcext:value-type="string">
            <text:p>RR0816Q-220-D</text:p>
          </table:table-cell>
          <table:table-cell office:value-type="string" calcext:value-type="string">
            <text:p>0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/00/0000</text:date>, <text:time style:data-style-name="N2" text:time-value="07:44:28.1661684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9T17:26:12.955835231</meta:creation-date>
    <dc:date>2025-08-21T22:06:11.898430288</dc:date>
    <meta:editing-duration>PT4H3M52S</meta:editing-duration>
    <meta:editing-cycles>6</meta:editing-cycles>
    <meta:generator>LibreOffice/24.2.7.2$Linux_X86_64 LibreOffice_project/420$Build-2</meta:generator>
    <meta:document-statistic meta:table-count="2" meta:cell-count="243" meta:object-count="0"/>
  </office:meta>
</office:document-meta>
</file>